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mK8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an in MiB</text:p>
          </table:table-cell>
          <table:table-cell office:value-type="string" calcext:value-type="string">
            <text:p>sd in MiB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d/2</text:p>
          </table:table-cell>
        </table:table-row>
        <table:table-row table:style-name="ro1">
          <table:table-cell table:formula="of:=[.C2]/(1024*1024)" office:value-type="float" office:value="928.681796875" calcext:value-type="float">
            <text:p>928.681796875</text:p>
          </table:table-cell>
          <table:table-cell table:formula="of:=[.D2]/(1024*1024)" office:value-type="float" office:value="6.77814745343006" calcext:value-type="float">
            <text:p>6.7781474534</text:p>
          </table:table-cell>
          <table:table-cell office:value-type="float" office:value="973793443.84" calcext:value-type="float">
            <text:p>973793443.84</text:p>
          </table:table-cell>
          <table:table-cell office:value-type="float" office:value="7107402.74412788" calcext:value-type="float">
            <text:p>7107402.74412788</text:p>
          </table:table-cell>
          <table:table-cell office:value-type="float" office:value="0" calcext:value-type="float">
            <text:p>0</text:p>
          </table:table-cell>
          <table:table-cell table:formula="of:=[.B2]/2" office:value-type="float" office:value="3.38907372671503" calcext:value-type="float">
            <text:p>3.3890737267</text:p>
          </table:table-cell>
        </table:table-row>
        <table:table-row table:style-name="ro1">
          <table:table-cell table:formula="of:=[.C3]/(1024*1024)" office:value-type="float" office:value="928.2871875" calcext:value-type="float">
            <text:p>928.2871875</text:p>
          </table:table-cell>
          <table:table-cell table:formula="of:=[.D3]/(1024*1024)" office:value-type="float" office:value="7.27262027641955" calcext:value-type="float">
            <text:p>7.2726202764</text:p>
          </table:table-cell>
          <table:table-cell office:value-type="float" office:value="973379665.92" calcext:value-type="float">
            <text:p>973379665.92</text:p>
          </table:table-cell>
          <table:table-cell office:value-type="float" office:value="7625895.07896691" calcext:value-type="float">
            <text:p>7625895.07896691</text:p>
          </table:table-cell>
          <table:table-cell office:value-type="float" office:value="0.5" calcext:value-type="float">
            <text:p>0.5</text:p>
          </table:table-cell>
          <table:table-cell table:formula="of:=[.B3]/2" office:value-type="float" office:value="3.63631013820978" calcext:value-type="float">
            <text:p>3.6363101382</text:p>
          </table:table-cell>
        </table:table-row>
        <table:table-row table:style-name="ro1">
          <table:table-cell table:formula="of:=[.C4]/(1024*1024)" office:value-type="float" office:value="926.97296875" calcext:value-type="float">
            <text:p>926.97296875</text:p>
          </table:table-cell>
          <table:table-cell table:formula="of:=[.D4]/(1024*1024)" office:value-type="float" office:value="5.03629794092217" calcext:value-type="float">
            <text:p>5.0362979409</text:p>
          </table:table-cell>
          <table:table-cell office:value-type="float" office:value="972001607.68" calcext:value-type="float">
            <text:p>972001607.68</text:p>
          </table:table-cell>
          <table:table-cell office:value-type="float" office:value="5280941.14970041" calcext:value-type="float">
            <text:p>5280941.14970041</text:p>
          </table:table-cell>
          <table:table-cell office:value-type="float" office:value="1" calcext:value-type="float">
            <text:p>1</text:p>
          </table:table-cell>
          <table:table-cell table:formula="of:=[.B4]/2" office:value-type="float" office:value="2.51814897046109" calcext:value-type="float">
            <text:p>2.5181489705</text:p>
          </table:table-cell>
        </table:table-row>
        <table:table-row table:style-name="ro1">
          <table:table-cell table:formula="of:=[.C5]/(1024*1024)" office:value-type="float" office:value="926.672421875" calcext:value-type="float">
            <text:p>926.672421875</text:p>
          </table:table-cell>
          <table:table-cell table:formula="of:=[.D5]/(1024*1024)" office:value-type="float" office:value="3.88346672211032" calcext:value-type="float">
            <text:p>3.8834667221</text:p>
          </table:table-cell>
          <table:table-cell office:value-type="float" office:value="971686461.44" calcext:value-type="float">
            <text:p>971686461.44</text:p>
          </table:table-cell>
          <table:table-cell office:value-type="float" office:value="4072110.00160355" calcext:value-type="float">
            <text:p>4072110.00160355</text:p>
          </table:table-cell>
          <table:table-cell office:value-type="float" office:value="1.5" calcext:value-type="float">
            <text:p>1.5</text:p>
          </table:table-cell>
          <table:table-cell table:formula="of:=[.B5]/2" office:value-type="float" office:value="1.94173336105516" calcext:value-type="float">
            <text:p>1.9417333611</text:p>
          </table:table-cell>
        </table:table-row>
        <table:table-row table:style-name="ro1">
          <table:table-cell table:formula="of:=[.C6]/(1024*1024)" office:value-type="float" office:value="926.73828125" calcext:value-type="float">
            <text:p>926.73828125</text:p>
          </table:table-cell>
          <table:table-cell table:formula="of:=[.D6]/(1024*1024)" office:value-type="float" office:value="3.84734970257924" calcext:value-type="float">
            <text:p>3.8473497026</text:p>
          </table:table-cell>
          <table:table-cell office:value-type="float" office:value="971755520" calcext:value-type="float">
            <text:p>971755520</text:p>
          </table:table-cell>
          <table:table-cell office:value-type="float" office:value="4034238.56173173" calcext:value-type="float">
            <text:p>4034238.56173173</text:p>
          </table:table-cell>
          <table:table-cell office:value-type="float" office:value="2" calcext:value-type="float">
            <text:p>2</text:p>
          </table:table-cell>
          <table:table-cell table:formula="of:=[.B6]/2" office:value-type="float" office:value="1.92367485128962" calcext:value-type="float">
            <text:p>1.9236748513</text:p>
          </table:table-cell>
        </table:table-row>
        <table:table-row table:style-name="ro1">
          <table:table-cell table:formula="of:=[.C7]/(1024*1024)" office:value-type="float" office:value="926.771484375" calcext:value-type="float">
            <text:p>926.771484375</text:p>
          </table:table-cell>
          <table:table-cell table:formula="of:=[.D7]/(1024*1024)" office:value-type="float" office:value="3.81072478891127" calcext:value-type="float">
            <text:p>3.8107247889</text:p>
          </table:table-cell>
          <table:table-cell office:value-type="float" office:value="971790336" calcext:value-type="float">
            <text:p>971790336</text:p>
          </table:table-cell>
          <table:table-cell office:value-type="float" office:value="3995834.55625742" calcext:value-type="float">
            <text:p>3995834.55625742</text:p>
          </table:table-cell>
          <table:table-cell office:value-type="float" office:value="2.5" calcext:value-type="float">
            <text:p>2.5</text:p>
          </table:table-cell>
          <table:table-cell table:formula="of:=[.B7]/2" office:value-type="float" office:value="1.90536239445563" calcext:value-type="float">
            <text:p>1.9053623945</text:p>
          </table:table-cell>
        </table:table-row>
        <table:table-row table:style-name="ro1">
          <table:table-cell table:formula="of:=[.C8]/(1024*1024)" office:value-type="float" office:value="926.828515625" calcext:value-type="float">
            <text:p>926.828515625</text:p>
          </table:table-cell>
          <table:table-cell table:formula="of:=[.D8]/(1024*1024)" office:value-type="float" office:value="3.72374520562771" calcext:value-type="float">
            <text:p>3.7237452056</text:p>
          </table:table-cell>
          <table:table-cell office:value-type="float" office:value="971850137.6" calcext:value-type="float">
            <text:p>971850137.6</text:p>
          </table:table-cell>
          <table:table-cell office:value-type="float" office:value="3904629.85273628" calcext:value-type="float">
            <text:p>3904629.85273628</text:p>
          </table:table-cell>
          <table:table-cell office:value-type="float" office:value="3" calcext:value-type="float">
            <text:p>3</text:p>
          </table:table-cell>
          <table:table-cell table:formula="of:=[.B8]/2" office:value-type="float" office:value="1.86187260281385" calcext:value-type="float">
            <text:p>1.8618726028</text:p>
          </table:table-cell>
        </table:table-row>
        <table:table-row table:style-name="ro1">
          <table:table-cell table:formula="of:=[.C9]/(1024*1024)" office:value-type="float" office:value="926.856484375" calcext:value-type="float">
            <text:p>926.856484375</text:p>
          </table:table-cell>
          <table:table-cell table:formula="of:=[.D9]/(1024*1024)" office:value-type="float" office:value="3.72211777560318" calcext:value-type="float">
            <text:p>3.7221177756</text:p>
          </table:table-cell>
          <table:table-cell office:value-type="float" office:value="971879464.96" calcext:value-type="float">
            <text:p>971879464.96</text:p>
          </table:table-cell>
          <table:table-cell office:value-type="float" office:value="3902923.36867088" calcext:value-type="float">
            <text:p>3902923.36867088</text:p>
          </table:table-cell>
          <table:table-cell office:value-type="float" office:value="3.5" calcext:value-type="float">
            <text:p>3.5</text:p>
          </table:table-cell>
          <table:table-cell table:formula="of:=[.B9]/2" office:value-type="float" office:value="1.86105888780159" calcext:value-type="float">
            <text:p>1.8610588878</text:p>
          </table:table-cell>
        </table:table-row>
        <table:table-row table:style-name="ro1">
          <table:table-cell table:formula="of:=[.C10]/(1024*1024)" office:value-type="float" office:value="929.1234375" calcext:value-type="float">
            <text:p>929.1234375</text:p>
          </table:table-cell>
          <table:table-cell table:formula="of:=[.D10]/(1024*1024)" office:value-type="float" office:value="3.87774829956777" calcext:value-type="float">
            <text:p>3.8777482996</text:p>
          </table:table-cell>
          <table:table-cell office:value-type="float" office:value="974256537.6" calcext:value-type="float">
            <text:p>974256537.6</text:p>
          </table:table-cell>
          <table:table-cell office:value-type="float" office:value="4066113.80096757" calcext:value-type="float">
            <text:p>4066113.80096757</text:p>
          </table:table-cell>
          <table:table-cell office:value-type="float" office:value="4" calcext:value-type="float">
            <text:p>4</text:p>
          </table:table-cell>
          <table:table-cell table:formula="of:=[.B10]/2" office:value-type="float" office:value="1.93887414978388" calcext:value-type="float">
            <text:p>1.9388741498</text:p>
          </table:table-cell>
        </table:table-row>
        <table:table-row table:style-name="ro1">
          <table:table-cell table:formula="of:=[.C11]/(1024*1024)" office:value-type="float" office:value="957.03984375" calcext:value-type="float">
            <text:p>957.03984375</text:p>
          </table:table-cell>
          <table:table-cell table:formula="of:=[.D11]/(1024*1024)" office:value-type="float" office:value="4.44983703972695" calcext:value-type="float">
            <text:p>4.4498370397</text:p>
          </table:table-cell>
          <table:table-cell office:value-type="float" office:value="1003529011.2" calcext:value-type="float">
            <text:p>1003529011.2</text:p>
          </table:table-cell>
          <table:table-cell office:value-type="float" office:value="4665992.32376873" calcext:value-type="float">
            <text:p>4665992.32376873</text:p>
          </table:table-cell>
          <table:table-cell office:value-type="float" office:value="4.5" calcext:value-type="float">
            <text:p>4.5</text:p>
          </table:table-cell>
          <table:table-cell table:formula="of:=[.B11]/2" office:value-type="float" office:value="2.22491851986348" calcext:value-type="float">
            <text:p>2.2249185199</text:p>
          </table:table-cell>
        </table:table-row>
        <table:table-row table:style-name="ro1">
          <table:table-cell table:formula="of:=[.C12]/(1024*1024)" office:value-type="float" office:value="991.3371875" calcext:value-type="float">
            <text:p>991.3371875</text:p>
          </table:table-cell>
          <table:table-cell table:formula="of:=[.D12]/(1024*1024)" office:value-type="float" office:value="5.99045371314839" calcext:value-type="float">
            <text:p>5.9904537131</text:p>
          </table:table-cell>
          <table:table-cell office:value-type="float" office:value="1039492382.72" calcext:value-type="float">
            <text:p>1039492382.72</text:p>
          </table:table-cell>
          <table:table-cell office:value-type="float" office:value="6281445.99271829" calcext:value-type="float">
            <text:p>6281445.99271829</text:p>
          </table:table-cell>
          <table:table-cell office:value-type="float" office:value="5" calcext:value-type="float">
            <text:p>5</text:p>
          </table:table-cell>
          <table:table-cell table:formula="of:=[.B12]/2" office:value-type="float" office:value="2.9952268565742" calcext:value-type="float">
            <text:p>2.9952268566</text:p>
          </table:table-cell>
        </table:table-row>
        <table:table-row table:style-name="ro1">
          <table:table-cell table:formula="of:=[.C13]/(1024*1024)" office:value-type="float" office:value="1023.987734375" calcext:value-type="float">
            <text:p>1023.987734375</text:p>
          </table:table-cell>
          <table:table-cell table:formula="of:=[.D13]/(1024*1024)" office:value-type="float" office:value="7.70752343018867" calcext:value-type="float">
            <text:p>7.7075234302</text:p>
          </table:table-cell>
          <table:table-cell office:value-type="float" office:value="1073728962.56" calcext:value-type="float">
            <text:p>1073728962.56</text:p>
          </table:table-cell>
          <table:table-cell office:value-type="float" office:value="8081924.08833351" calcext:value-type="float">
            <text:p>8081924.08833351</text:p>
          </table:table-cell>
          <table:table-cell office:value-type="float" office:value="5.5" calcext:value-type="float">
            <text:p>5.5</text:p>
          </table:table-cell>
          <table:table-cell table:formula="of:=[.B13]/2" office:value-type="float" office:value="3.85376171509433" calcext:value-type="float">
            <text:p>3.8537617151</text:p>
          </table:table-cell>
        </table:table-row>
        <table:table-row table:style-name="ro1">
          <table:table-cell table:formula="of:=[.C14]/(1024*1024)" office:value-type="float" office:value="1060.54921875" calcext:value-type="float">
            <text:p>1060.54921875</text:p>
          </table:table-cell>
          <table:table-cell table:formula="of:=[.D14]/(1024*1024)" office:value-type="float" office:value="9.3245598138282" calcext:value-type="float">
            <text:p>9.3245598138</text:p>
          </table:table-cell>
          <table:table-cell office:value-type="float" office:value="1112066457.6" calcext:value-type="float">
            <text:p>1112066457.6</text:p>
          </table:table-cell>
          <table:table-cell office:value-type="float" office:value="9777509.63134472" calcext:value-type="float">
            <text:p>9777509.63134472</text:p>
          </table:table-cell>
          <table:table-cell office:value-type="float" office:value="6" calcext:value-type="float">
            <text:p>6</text:p>
          </table:table-cell>
          <table:table-cell table:formula="of:=[.B14]/2" office:value-type="float" office:value="4.6622799069141" calcext:value-type="float">
            <text:p>4.6622799069</text:p>
          </table:table-cell>
        </table:table-row>
        <table:table-row table:style-name="ro1">
          <table:table-cell table:formula="of:=[.C15]/(1024*1024)" office:value-type="float" office:value="1095.04703125" calcext:value-type="float">
            <text:p>1095.04703125</text:p>
          </table:table-cell>
          <table:table-cell table:formula="of:=[.D15]/(1024*1024)" office:value-type="float" office:value="11.8613789739937" calcext:value-type="float">
            <text:p>11.861378974</text:p>
          </table:table-cell>
          <table:table-cell office:value-type="float" office:value="1148240035.84" calcext:value-type="float">
            <text:p>1148240035.84</text:p>
          </table:table-cell>
          <table:table-cell office:value-type="float" office:value="12437557.3190344" calcext:value-type="float">
            <text:p>12437557.3190344</text:p>
          </table:table-cell>
          <table:table-cell office:value-type="float" office:value="6.5" calcext:value-type="float">
            <text:p>6.5</text:p>
          </table:table-cell>
          <table:table-cell table:formula="of:=[.B15]/2" office:value-type="float" office:value="5.93068948699684" calcext:value-type="float">
            <text:p>5.930689487</text:p>
          </table:table-cell>
        </table:table-row>
        <table:table-row table:style-name="ro1">
          <table:table-cell table:formula="of:=[.C16]/(1024*1024)" office:value-type="float" office:value="1129.89125" calcext:value-type="float">
            <text:p>1129.89125</text:p>
          </table:table-cell>
          <table:table-cell table:formula="of:=[.D16]/(1024*1024)" office:value-type="float" office:value="12.5206228197643" calcext:value-type="float">
            <text:p>12.5206228198</text:p>
          </table:table-cell>
          <table:table-cell office:value-type="float" office:value="1184776847.36" calcext:value-type="float">
            <text:p>1184776847.36</text:p>
          </table:table-cell>
          <table:table-cell office:value-type="float" office:value="13128824.5938572" calcext:value-type="float">
            <text:p>13128824.5938572</text:p>
          </table:table-cell>
          <table:table-cell office:value-type="float" office:value="7" calcext:value-type="float">
            <text:p>7</text:p>
          </table:table-cell>
          <table:table-cell table:formula="of:=[.B16]/2" office:value-type="float" office:value="6.26031140988216" calcext:value-type="float">
            <text:p>6.2603114099</text:p>
          </table:table-cell>
        </table:table-row>
        <table:table-row table:style-name="ro1">
          <table:table-cell table:formula="of:=[.C17]/(1024*1024)" office:value-type="float" office:value="1166.520546875" calcext:value-type="float">
            <text:p>1166.520546875</text:p>
          </table:table-cell>
          <table:table-cell table:formula="of:=[.D17]/(1024*1024)" office:value-type="float" office:value="14.9524312046908" calcext:value-type="float">
            <text:p>14.9524312047</text:p>
          </table:table-cell>
          <table:table-cell office:value-type="float" office:value="1223185448.96" calcext:value-type="float">
            <text:p>1223185448.96</text:p>
          </table:table-cell>
          <table:table-cell office:value-type="float" office:value="15678760.5028899" calcext:value-type="float">
            <text:p>15678760.5028899</text:p>
          </table:table-cell>
          <table:table-cell office:value-type="float" office:value="7.5" calcext:value-type="float">
            <text:p>7.5</text:p>
          </table:table-cell>
          <table:table-cell table:formula="of:=[.B17]/2" office:value-type="float" office:value="7.47621560234542" calcext:value-type="float">
            <text:p>7.4762156023</text:p>
          </table:table-cell>
        </table:table-row>
        <table:table-row table:style-name="ro1">
          <table:table-cell table:formula="of:=[.C18]/(1024*1024)" office:value-type="float" office:value="1201.660703125" calcext:value-type="float">
            <text:p>1201.660703125</text:p>
          </table:table-cell>
          <table:table-cell table:formula="of:=[.D18]/(1024*1024)" office:value-type="float" office:value="16.6870324073296" calcext:value-type="float">
            <text:p>16.6870324073</text:p>
          </table:table-cell>
          <table:table-cell office:value-type="float" office:value="1260032573.44" calcext:value-type="float">
            <text:p>1260032573.44</text:p>
          </table:table-cell>
          <table:table-cell office:value-type="float" office:value="17497621.693548" calcext:value-type="float">
            <text:p>17497621.693548</text:p>
          </table:table-cell>
          <table:table-cell office:value-type="float" office:value="8" calcext:value-type="float">
            <text:p>8</text:p>
          </table:table-cell>
          <table:table-cell table:formula="of:=[.B18]/2" office:value-type="float" office:value="8.34351620366478" calcext:value-type="float">
            <text:p>8.3435162037</text:p>
          </table:table-cell>
        </table:table-row>
        <table:table-row table:style-name="ro1">
          <table:table-cell table:formula="of:=[.C19]/(1024*1024)" office:value-type="float" office:value="1236.847421875" calcext:value-type="float">
            <text:p>1236.847421875</text:p>
          </table:table-cell>
          <table:table-cell table:formula="of:=[.D19]/(1024*1024)" office:value-type="float" office:value="18.1844470084597" calcext:value-type="float">
            <text:p>18.1844470085</text:p>
          </table:table-cell>
          <table:table-cell office:value-type="float" office:value="1296928522.24" calcext:value-type="float">
            <text:p>1296928522.24</text:p>
          </table:table-cell>
          <table:table-cell office:value-type="float" office:value="19067774.7063426" calcext:value-type="float">
            <text:p>19067774.7063426</text:p>
          </table:table-cell>
          <table:table-cell office:value-type="float" office:value="8.5" calcext:value-type="float">
            <text:p>8.5</text:p>
          </table:table-cell>
          <table:table-cell table:formula="of:=[.B19]/2" office:value-type="float" office:value="9.09222350422983" calcext:value-type="float">
            <text:p>9.0922235042</text:p>
          </table:table-cell>
        </table:table-row>
        <table:table-row table:style-name="ro1">
          <table:table-cell table:formula="of:=[.C20]/(1024*1024)" office:value-type="float" office:value="1273.10890625" calcext:value-type="float">
            <text:p>1273.10890625</text:p>
          </table:table-cell>
          <table:table-cell table:formula="of:=[.D20]/(1024*1024)" office:value-type="float" office:value="20.6274470685195" calcext:value-type="float">
            <text:p>20.6274470685</text:p>
          </table:table-cell>
          <table:table-cell office:value-type="float" office:value="1334951444.48" calcext:value-type="float">
            <text:p>1334951444.48</text:p>
          </table:table-cell>
          <table:table-cell office:value-type="float" office:value="21629445.9373199" calcext:value-type="float">
            <text:p>21629445.9373199</text:p>
          </table:table-cell>
          <table:table-cell office:value-type="float" office:value="9" calcext:value-type="float">
            <text:p>9</text:p>
          </table:table-cell>
          <table:table-cell table:formula="of:=[.B20]/2" office:value-type="float" office:value="10.3137235342597" calcext:value-type="float">
            <text:p>10.3137235343</text:p>
          </table:table-cell>
        </table:table-row>
        <table:table-row table:style-name="ro1">
          <table:table-cell table:formula="of:=[.C21]/(1024*1024)" office:value-type="float" office:value="1308.317109375" calcext:value-type="float">
            <text:p>1308.317109375</text:p>
          </table:table-cell>
          <table:table-cell table:formula="of:=[.D21]/(1024*1024)" office:value-type="float" office:value="22.381609451883" calcext:value-type="float">
            <text:p>22.3816094519</text:p>
          </table:table-cell>
          <table:table-cell office:value-type="float" office:value="1371869921.28" calcext:value-type="float">
            <text:p>1371869921.28</text:p>
          </table:table-cell>
          <table:table-cell office:value-type="float" office:value="23468818.5126177" calcext:value-type="float">
            <text:p>23468818.5126177</text:p>
          </table:table-cell>
          <table:table-cell office:value-type="float" office:value="9.5" calcext:value-type="float">
            <text:p>9.5</text:p>
          </table:table-cell>
          <table:table-cell table:formula="of:=[.B21]/2" office:value-type="float" office:value="11.1908047259415" calcext:value-type="float">
            <text:p>11.1908047259</text:p>
          </table:table-cell>
        </table:table-row>
        <table:table-row table:style-name="ro1">
          <table:table-cell table:formula="of:=[.C22]/(1024*1024)" office:value-type="float" office:value="1344.2140625" calcext:value-type="float">
            <text:p>1344.2140625</text:p>
          </table:table-cell>
          <table:table-cell table:formula="of:=[.D22]/(1024*1024)" office:value-type="float" office:value="23.9087614716784" calcext:value-type="float">
            <text:p>23.9087614717</text:p>
          </table:table-cell>
          <table:table-cell office:value-type="float" office:value="1409510604.8" calcext:value-type="float">
            <text:p>1409510604.8</text:p>
          </table:table-cell>
          <table:table-cell office:value-type="float" office:value="25070153.4689267" calcext:value-type="float">
            <text:p>25070153.4689267</text:p>
          </table:table-cell>
          <table:table-cell office:value-type="float" office:value="10" calcext:value-type="float">
            <text:p>10</text:p>
          </table:table-cell>
          <table:table-cell table:formula="of:=[.B22]/2" office:value-type="float" office:value="11.9543807358392" calcext:value-type="float">
            <text:p>11.9543807358</text:p>
          </table:table-cell>
        </table:table-row>
        <table:table-row table:style-name="ro1">
          <table:table-cell table:formula="of:=[.C23]/(1024*1024)" office:value-type="float" office:value="1380.623515625" calcext:value-type="float">
            <text:p>1380.623515625</text:p>
          </table:table-cell>
          <table:table-cell table:formula="of:=[.D23]/(1024*1024)" office:value-type="float" office:value="26.5472681615898" calcext:value-type="float">
            <text:p>26.5472681616</text:p>
          </table:table-cell>
          <table:table-cell office:value-type="float" office:value="1447688683.52" calcext:value-type="float">
            <text:p>1447688683.52</text:p>
          </table:table-cell>
          <table:table-cell office:value-type="float" office:value="27836828.2598072" calcext:value-type="float">
            <text:p>27836828.2598072</text:p>
          </table:table-cell>
          <table:table-cell office:value-type="float" office:value="10.5" calcext:value-type="float">
            <text:p>10.5</text:p>
          </table:table-cell>
          <table:table-cell table:formula="of:=[.B23]/2" office:value-type="float" office:value="13.2736340807949" calcext:value-type="float">
            <text:p>13.2736340808</text:p>
          </table:table-cell>
        </table:table-row>
        <table:table-row table:style-name="ro1">
          <table:table-cell table:formula="of:=[.C24]/(1024*1024)" office:value-type="float" office:value="1416.277421875" calcext:value-type="float">
            <text:p>1416.277421875</text:p>
          </table:table-cell>
          <table:table-cell table:formula="of:=[.D24]/(1024*1024)" office:value-type="float" office:value="28.2271429086538" calcext:value-type="float">
            <text:p>28.2271429087</text:p>
          </table:table-cell>
          <table:table-cell office:value-type="float" office:value="1485074513.92" calcext:value-type="float">
            <text:p>1485074513.92</text:p>
          </table:table-cell>
          <table:table-cell office:value-type="float" office:value="29598304.6025846" calcext:value-type="float">
            <text:p>29598304.6025846</text:p>
          </table:table-cell>
          <table:table-cell office:value-type="float" office:value="11" calcext:value-type="float">
            <text:p>11</text:p>
          </table:table-cell>
          <table:table-cell table:formula="of:=[.B24]/2" office:value-type="float" office:value="14.1135714543269" calcext:value-type="float">
            <text:p>14.1135714543</text:p>
          </table:table-cell>
        </table:table-row>
        <table:table-row table:style-name="ro1">
          <table:table-cell table:formula="of:=[.C25]/(1024*1024)" office:value-type="float" office:value="1451.74890625" calcext:value-type="float">
            <text:p>1451.74890625</text:p>
          </table:table-cell>
          <table:table-cell table:formula="of:=[.D25]/(1024*1024)" office:value-type="float" office:value="29.3710281056388" calcext:value-type="float">
            <text:p>29.3710281056</text:p>
          </table:table-cell>
          <table:table-cell office:value-type="float" office:value="1522269061.12" calcext:value-type="float">
            <text:p>1522269061.12</text:p>
          </table:table-cell>
          <table:table-cell office:value-type="float" office:value="30797755.1668983" calcext:value-type="float">
            <text:p>30797755.1668983</text:p>
          </table:table-cell>
          <table:table-cell office:value-type="float" office:value="11.5" calcext:value-type="float">
            <text:p>11.5</text:p>
          </table:table-cell>
          <table:table-cell table:formula="of:=[.B25]/2" office:value-type="float" office:value="14.6855140528194" calcext:value-type="float">
            <text:p>14.6855140528</text:p>
          </table:table-cell>
        </table:table-row>
        <table:table-row table:style-name="ro1">
          <table:table-cell table:formula="of:=[.C26]/(1024*1024)" office:value-type="float" office:value="1487.8275" calcext:value-type="float">
            <text:p>1487.8275</text:p>
          </table:table-cell>
          <table:table-cell table:formula="of:=[.D26]/(1024*1024)" office:value-type="float" office:value="31.3311038124625" calcext:value-type="float">
            <text:p>31.3311038125</text:p>
          </table:table-cell>
          <table:table-cell office:value-type="float" office:value="1560100208.64" calcext:value-type="float">
            <text:p>1560100208.64</text:p>
          </table:table-cell>
          <table:table-cell office:value-type="float" office:value="32853043.5112567" calcext:value-type="float">
            <text:p>32853043.5112567</text:p>
          </table:table-cell>
          <table:table-cell office:value-type="float" office:value="12" calcext:value-type="float">
            <text:p>12</text:p>
          </table:table-cell>
          <table:table-cell table:formula="of:=[.B26]/2" office:value-type="float" office:value="15.6655519062313" calcext:value-type="float">
            <text:p>15.6655519062</text:p>
          </table:table-cell>
        </table:table-row>
        <table:table-row table:style-name="ro1">
          <table:table-cell table:formula="of:=[.C27]/(1024*1024)" office:value-type="float" office:value="1523.43421875" calcext:value-type="float">
            <text:p>1523.43421875</text:p>
          </table:table-cell>
          <table:table-cell table:formula="of:=[.D27]/(1024*1024)" office:value-type="float" office:value="32.7393995838563" calcext:value-type="float">
            <text:p>32.7393995839</text:p>
          </table:table-cell>
          <table:table-cell office:value-type="float" office:value="1597436559.36" calcext:value-type="float">
            <text:p>1597436559.36</text:p>
          </table:table-cell>
          <table:table-cell office:value-type="float" office:value="34329748.6580417" calcext:value-type="float">
            <text:p>34329748.6580417</text:p>
          </table:table-cell>
          <table:table-cell office:value-type="float" office:value="12.5" calcext:value-type="float">
            <text:p>12.5</text:p>
          </table:table-cell>
          <table:table-cell table:formula="of:=[.B27]/2" office:value-type="float" office:value="16.3696997919282" calcext:value-type="float">
            <text:p>16.3696997919</text:p>
          </table:table-cell>
        </table:table-row>
        <table:table-row table:style-name="ro1">
          <table:table-cell table:formula="of:=[.C28]/(1024*1024)" office:value-type="float" office:value="1559.237890625" calcext:value-type="float">
            <text:p>1559.237890625</text:p>
          </table:table-cell>
          <table:table-cell table:formula="of:=[.D28]/(1024*1024)" office:value-type="float" office:value="34.026293807684" calcext:value-type="float">
            <text:p>34.0262938077</text:p>
          </table:table-cell>
          <table:table-cell office:value-type="float" office:value="1634979430.4" calcext:value-type="float">
            <text:p>1634979430.4</text:p>
          </table:table-cell>
          <table:table-cell office:value-type="float" office:value="35679155.0556861" calcext:value-type="float">
            <text:p>35679155.0556861</text:p>
          </table:table-cell>
          <table:table-cell office:value-type="float" office:value="13" calcext:value-type="float">
            <text:p>13</text:p>
          </table:table-cell>
          <table:table-cell table:formula="of:=[.B28]/2" office:value-type="float" office:value="17.013146903842" calcext:value-type="float">
            <text:p>17.0131469038</text:p>
          </table:table-cell>
        </table:table-row>
        <table:table-row table:style-name="ro1">
          <table:table-cell table:formula="of:=[.C29]/(1024*1024)" office:value-type="float" office:value="1595.5440625" calcext:value-type="float">
            <text:p>1595.5440625</text:p>
          </table:table-cell>
          <table:table-cell table:formula="of:=[.D29]/(1024*1024)" office:value-type="float" office:value="36.4308904944224" calcext:value-type="float">
            <text:p>36.4308904944</text:p>
          </table:table-cell>
          <table:table-cell office:value-type="float" office:value="1673049210.88" calcext:value-type="float">
            <text:p>1673049210.88</text:p>
          </table:table-cell>
          <table:table-cell office:value-type="float" office:value="38200557.4310795" calcext:value-type="float">
            <text:p>38200557.4310795</text:p>
          </table:table-cell>
          <table:table-cell office:value-type="float" office:value="13.5" calcext:value-type="float">
            <text:p>13.5</text:p>
          </table:table-cell>
          <table:table-cell table:formula="of:=[.B29]/2" office:value-type="float" office:value="18.2154452472112" calcext:value-type="float">
            <text:p>18.2154452472</text:p>
          </table:table-cell>
        </table:table-row>
        <table:table-row table:style-name="ro1">
          <table:table-cell table:formula="of:=[.C30]/(1024*1024)" office:value-type="float" office:value="1631.269453125" calcext:value-type="float">
            <text:p>1631.269453125</text:p>
          </table:table-cell>
          <table:table-cell table:formula="of:=[.D30]/(1024*1024)" office:value-type="float" office:value="37.7497402469604" calcext:value-type="float">
            <text:p>37.749740247</text:p>
          </table:table-cell>
          <table:table-cell office:value-type="float" office:value="1710509998.08" calcext:value-type="float">
            <text:p>1710509998.08</text:p>
          </table:table-cell>
          <table:table-cell office:value-type="float" office:value="39583471.6291967" calcext:value-type="float">
            <text:p>39583471.6291967</text:p>
          </table:table-cell>
          <table:table-cell office:value-type="float" office:value="14" calcext:value-type="float">
            <text:p>14</text:p>
          </table:table-cell>
          <table:table-cell table:formula="of:=[.B30]/2" office:value-type="float" office:value="18.8748701234802" calcext:value-type="float">
            <text:p>18.8748701235</text:p>
          </table:table-cell>
        </table:table-row>
        <table:table-row table:style-name="ro1">
          <table:table-cell table:formula="of:=[.C31]/(1024*1024)" office:value-type="float" office:value="1664.315625" calcext:value-type="float">
            <text:p>1664.315625</text:p>
          </table:table-cell>
          <table:table-cell table:formula="of:=[.D31]/(1024*1024)" office:value-type="float" office:value="37.4924054776547" calcext:value-type="float">
            <text:p>37.4924054777</text:p>
          </table:table-cell>
          <table:table-cell office:value-type="float" office:value="1745161420.8" calcext:value-type="float">
            <text:p>1745161420.8</text:p>
          </table:table-cell>
          <table:table-cell office:value-type="float" office:value="39313636.5661373" calcext:value-type="float">
            <text:p>39313636.5661373</text:p>
          </table:table-cell>
          <table:table-cell office:value-type="float" office:value="14.5" calcext:value-type="float">
            <text:p>14.5</text:p>
          </table:table-cell>
          <table:table-cell table:formula="of:=[.B31]/2" office:value-type="float" office:value="18.7462027388274" calcext:value-type="float">
            <text:p>18.7462027388</text:p>
          </table:table-cell>
        </table:table-row>
        <table:table-row table:style-name="ro1">
          <table:table-cell table:formula="of:=[.C32]/(1024*1024)" office:value-type="float" office:value="1680.941328125" calcext:value-type="float">
            <text:p>1680.941328125</text:p>
          </table:table-cell>
          <table:table-cell table:formula="of:=[.D32]/(1024*1024)" office:value-type="float" office:value="31.5276252012473" calcext:value-type="float">
            <text:p>31.5276252012</text:p>
          </table:table-cell>
          <table:table-cell office:value-type="float" office:value="1762594734.08" calcext:value-type="float">
            <text:p>1762594734.08</text:p>
          </table:table-cell>
          <table:table-cell office:value-type="float" office:value="33059111.1230231" calcext:value-type="float">
            <text:p>33059111.1230231</text:p>
          </table:table-cell>
          <table:table-cell office:value-type="float" office:value="15" calcext:value-type="float">
            <text:p>15</text:p>
          </table:table-cell>
          <table:table-cell table:formula="of:=[.B32]/2" office:value-type="float" office:value="15.7638126006237" calcext:value-type="float">
            <text:p>15.7638126006</text:p>
          </table:table-cell>
        </table:table-row>
        <table:table-row table:style-name="ro1">
          <table:table-cell table:formula="of:=[.C33]/(1024*1024)" office:value-type="float" office:value="1703.605546875" calcext:value-type="float">
            <text:p>1703.605546875</text:p>
          </table:table-cell>
          <table:table-cell table:formula="of:=[.D33]/(1024*1024)" office:value-type="float" office:value="30.049908831693" calcext:value-type="float">
            <text:p>30.0499088317</text:p>
          </table:table-cell>
          <table:table-cell office:value-type="float" office:value="1786359889.92" calcext:value-type="float">
            <text:p>1786359889.92</text:p>
          </table:table-cell>
          <table:table-cell office:value-type="float" office:value="31509613.2031013" calcext:value-type="float">
            <text:p>31509613.2031013</text:p>
          </table:table-cell>
          <table:table-cell office:value-type="float" office:value="15.5" calcext:value-type="float">
            <text:p>15.5</text:p>
          </table:table-cell>
          <table:table-cell table:formula="of:=[.B33]/2" office:value-type="float" office:value="15.0249544158465" calcext:value-type="float">
            <text:p>15.0249544158</text:p>
          </table:table-cell>
        </table:table-row>
        <table:table-row table:style-name="ro1">
          <table:table-cell table:formula="of:=[.C34]/(1024*1024)" office:value-type="float" office:value="1330.654921875" calcext:value-type="float">
            <text:p>1330.654921875</text:p>
          </table:table-cell>
          <table:table-cell table:formula="of:=[.D34]/(1024*1024)" office:value-type="float" office:value="393.417116376631" calcext:value-type="float">
            <text:p>393.4171163766</text:p>
          </table:table-cell>
          <table:table-cell office:value-type="float" office:value="1395292815.36" calcext:value-type="float">
            <text:p>1395292815.36</text:p>
          </table:table-cell>
          <table:table-cell office:value-type="float" office:value="412527746.221742" calcext:value-type="float">
            <text:p>412527746.221742</text:p>
          </table:table-cell>
          <table:table-cell office:value-type="float" office:value="16" calcext:value-type="float">
            <text:p>16</text:p>
          </table:table-cell>
          <table:table-cell table:formula="of:=[.B34]/2" office:value-type="float" office:value="196.708558188315" calcext:value-type="float">
            <text:p>196.7085581883</text:p>
          </table:table-cell>
        </table:table-row>
        <table:table-row table:style-name="ro1">
          <table:table-cell table:formula="of:=[.C35]/(1024*1024)" office:value-type="float" office:value="1064.775625" calcext:value-type="float">
            <text:p>1064.775625</text:p>
          </table:table-cell>
          <table:table-cell table:formula="of:=[.D35]/(1024*1024)" office:value-type="float" office:value="297.807538730864" calcext:value-type="float">
            <text:p>297.8075387309</text:p>
          </table:table-cell>
          <table:table-cell office:value-type="float" office:value="1116498165.76" calcext:value-type="float">
            <text:p>1116498165.76</text:p>
          </table:table-cell>
          <table:table-cell office:value-type="float" office:value="312273837.732255" calcext:value-type="float">
            <text:p>312273837.732255</text:p>
          </table:table-cell>
          <table:table-cell office:value-type="float" office:value="16.5" calcext:value-type="float">
            <text:p>16.5</text:p>
          </table:table-cell>
          <table:table-cell table:formula="of:=[.B35]/2" office:value-type="float" office:value="148.903769365432" calcext:value-type="float">
            <text:p>148.9037693654</text:p>
          </table:table-cell>
        </table:table-row>
        <table:table-row table:style-name="ro1">
          <table:table-cell table:formula="of:=[.C36]/(1024*1024)" office:value-type="float" office:value="1003.384296875" calcext:value-type="float">
            <text:p>1003.384296875</text:p>
          </table:table-cell>
          <table:table-cell table:formula="of:=[.D36]/(1024*1024)" office:value-type="float" office:value="231.953790827628" calcext:value-type="float">
            <text:p>231.9537908276</text:p>
          </table:table-cell>
          <table:table-cell office:value-type="float" office:value="1052124692.48" calcext:value-type="float">
            <text:p>1052124692.48</text:p>
          </table:table-cell>
          <table:table-cell office:value-type="float" office:value="243221178.170871" calcext:value-type="float">
            <text:p>243221178.170871</text:p>
          </table:table-cell>
          <table:table-cell office:value-type="float" office:value="17" calcext:value-type="float">
            <text:p>17</text:p>
          </table:table-cell>
          <table:table-cell table:formula="of:=[.B36]/2" office:value-type="float" office:value="115.976895413814" calcext:value-type="float">
            <text:p>115.9768954138</text:p>
          </table:table-cell>
        </table:table-row>
        <table:table-row table:style-name="ro1">
          <table:table-cell table:formula="of:=[.C37]/(1024*1024)" office:value-type="float" office:value="979.651484375" calcext:value-type="float">
            <text:p>979.651484375</text:p>
          </table:table-cell>
          <table:table-cell table:formula="of:=[.D37]/(1024*1024)" office:value-type="float" office:value="190.443528116351" calcext:value-type="float">
            <text:p>190.4435281164</text:p>
          </table:table-cell>
          <table:table-cell office:value-type="float" office:value="1027239034.88" calcext:value-type="float">
            <text:p>1027239034.88</text:p>
          </table:table-cell>
          <table:table-cell office:value-type="float" office:value="199694512.938131" calcext:value-type="float">
            <text:p>199694512.938131</text:p>
          </table:table-cell>
          <table:table-cell office:value-type="float" office:value="17.5" calcext:value-type="float">
            <text:p>17.5</text:p>
          </table:table-cell>
          <table:table-cell table:formula="of:=[.B37]/2" office:value-type="float" office:value="95.2217640581756" calcext:value-type="float">
            <text:p>95.2217640582</text:p>
          </table:table-cell>
        </table:table-row>
        <table:table-row table:style-name="ro1">
          <table:table-cell table:formula="of:=[.C38]/(1024*1024)" office:value-type="float" office:value="942.037265625" calcext:value-type="float">
            <text:p>942.037265625</text:p>
          </table:table-cell>
          <table:table-cell table:formula="of:=[.D38]/(1024*1024)" office:value-type="float" office:value="106.489799073721" calcext:value-type="float">
            <text:p>106.4897990737</text:p>
          </table:table-cell>
          <table:table-cell office:value-type="float" office:value="987797667.84" calcext:value-type="float">
            <text:p>987797667.84</text:p>
          </table:table-cell>
          <table:table-cell office:value-type="float" office:value="111662647.553526" calcext:value-type="float">
            <text:p>111662647.553526</text:p>
          </table:table-cell>
          <table:table-cell office:value-type="float" office:value="18" calcext:value-type="float">
            <text:p>18</text:p>
          </table:table-cell>
          <table:table-cell table:formula="of:=[.B38]/2" office:value-type="float" office:value="53.2448995368605" calcext:value-type="float">
            <text:p>53.2448995369</text:p>
          </table:table-cell>
        </table:table-row>
        <table:table-row table:style-name="ro1">
          <table:table-cell table:formula="of:=[.C39]/(1024*1024)" office:value-type="float" office:value="942.181484375" calcext:value-type="float">
            <text:p>942.181484375</text:p>
          </table:table-cell>
          <table:table-cell table:formula="of:=[.D39]/(1024*1024)" office:value-type="float" office:value="107.443995140228" calcext:value-type="float">
            <text:p>107.4439951402</text:p>
          </table:table-cell>
          <table:table-cell office:value-type="float" office:value="987948892.16" calcext:value-type="float">
            <text:p>987948892.16</text:p>
          </table:table-cell>
          <table:table-cell office:value-type="float" office:value="112663194.64816" calcext:value-type="float">
            <text:p>112663194.64816</text:p>
          </table:table-cell>
          <table:table-cell office:value-type="float" office:value="18.5" calcext:value-type="float">
            <text:p>18.5</text:p>
          </table:table-cell>
          <table:table-cell table:formula="of:=[.B39]/2" office:value-type="float" office:value="53.7219975701141" calcext:value-type="float">
            <text:p>53.7219975701</text:p>
          </table:table-cell>
        </table:table-row>
        <table:table-row table:style-name="ro1">
          <table:table-cell table:formula="of:=[.C40]/(1024*1024)" office:value-type="float" office:value="942.736328125" calcext:value-type="float">
            <text:p>942.736328125</text:p>
          </table:table-cell>
          <table:table-cell table:formula="of:=[.D40]/(1024*1024)" office:value-type="float" office:value="111.610833301847" calcext:value-type="float">
            <text:p>111.6108333018</text:p>
          </table:table-cell>
          <table:table-cell office:value-type="float" office:value="988530688" calcext:value-type="float">
            <text:p>988530688</text:p>
          </table:table-cell>
          <table:table-cell office:value-type="float" office:value="117032441.140318" calcext:value-type="float">
            <text:p>117032441.140318</text:p>
          </table:table-cell>
          <table:table-cell office:value-type="float" office:value="19" calcext:value-type="float">
            <text:p>19</text:p>
          </table:table-cell>
          <table:table-cell table:formula="of:=[.B40]/2" office:value-type="float" office:value="55.8054166509237" calcext:value-type="float">
            <text:p>55.8054166509</text:p>
          </table:table-cell>
        </table:table-row>
        <table:table-row table:style-name="ro1">
          <table:table-cell table:formula="of:=[.C41]/(1024*1024)" office:value-type="float" office:value="926.81375" calcext:value-type="float">
            <text:p>926.81375</text:p>
          </table:table-cell>
          <table:table-cell table:formula="of:=[.D41]/(1024*1024)" office:value-type="float" office:value="3.82557707208086" calcext:value-type="float">
            <text:p>3.8255770721</text:p>
          </table:table-cell>
          <table:table-cell office:value-type="float" office:value="971834654.72" calcext:value-type="float">
            <text:p>971834654.72</text:p>
          </table:table-cell>
          <table:table-cell office:value-type="float" office:value="4011408.30393426" calcext:value-type="float">
            <text:p>4011408.30393426</text:p>
          </table:table-cell>
          <table:table-cell office:value-type="float" office:value="19.5" calcext:value-type="float">
            <text:p>19.5</text:p>
          </table:table-cell>
          <table:table-cell table:formula="of:=[.B41]/2" office:value-type="float" office:value="1.91278853604043" calcext:value-type="float">
            <text:p>1.912788536</text:p>
          </table:table-cell>
        </table:table-row>
        <table:table-row table:style-name="ro1">
          <table:table-cell table:formula="of:=[.C42]/(1024*1024)" office:value-type="float" office:value="927.862530048077" calcext:value-type="float">
            <text:p>927.8625300481</text:p>
          </table:table-cell>
          <table:table-cell table:formula="of:=[.D42]/(1024*1024)" office:value-type="float" office:value="4.09292245023422" calcext:value-type="float">
            <text:p>4.0929224502</text:p>
          </table:table-cell>
          <table:table-cell office:value-type="float" office:value="972934380.307692" calcext:value-type="float">
            <text:p>972934380.307692</text:p>
          </table:table-cell>
          <table:table-cell office:value-type="float" office:value="4291740.2511768" calcext:value-type="float">
            <text:p>4291740.2511768</text:p>
          </table:table-cell>
          <table:table-cell office:value-type="float" office:value="20" calcext:value-type="float">
            <text:p>20</text:p>
          </table:table-cell>
          <table:table-cell table:formula="of:=[.B42]/2" office:value-type="float" office:value="2.04646122511711" calcext:value-type="float">
            <text:p>2.0464612251</text:p>
          </table:table-cell>
        </table:table-row>
        <table:table-row table:style-name="ro1">
          <table:table-cell table:formula="of:=[.C43]/(1024*1024)" office:value-type="float" office:value="927.563802083333" calcext:value-type="float">
            <text:p>927.5638020833</text:p>
          </table:table-cell>
          <table:table-cell table:formula="of:=[.D43]/(1024*1024)" office:value-type="float" office:value="4.88527555065327" calcext:value-type="float">
            <text:p>4.8852755507</text:p>
          </table:table-cell>
          <table:table-cell office:value-type="float" office:value="972621141.333333" calcext:value-type="float">
            <text:p>972621141.333333</text:p>
          </table:table-cell>
          <table:table-cell office:value-type="float" office:value="5122582.6958018" calcext:value-type="float">
            <text:p>5122582.6958018</text:p>
          </table:table-cell>
          <table:table-cell office:value-type="float" office:value="20.5" calcext:value-type="float">
            <text:p>20.5</text:p>
          </table:table-cell>
          <table:table-cell table:formula="of:=[.B43]/2" office:value-type="float" office:value="2.44263777532663" calcext:value-type="float">
            <text:p>2.4426377753</text:p>
          </table:table-cell>
        </table:table-row>
        <table:table-row table:style-name="ro1">
          <table:table-cell table:formula="of:=[.C44]/(1024*1024)" office:value-type="float" office:value="926.71953125" calcext:value-type="float">
            <text:p>926.71953125</text:p>
          </table:table-cell>
          <table:table-cell table:formula="of:=[.D44]/(1024*1024)" office:value-type="float" office:value="5.57463098510719" calcext:value-type="float">
            <text:p>5.5746309851</text:p>
          </table:table-cell>
          <table:table-cell office:value-type="float" office:value="971735859.2" calcext:value-type="float">
            <text:p>971735859.2</text:p>
          </table:table-cell>
          <table:table-cell office:value-type="float" office:value="5845424.25983976" calcext:value-type="float">
            <text:p>5845424.25983976</text:p>
          </table:table-cell>
          <table:table-cell office:value-type="float" office:value="21" calcext:value-type="float">
            <text:p>21</text:p>
          </table:table-cell>
          <table:table-cell table:formula="of:=[.B44]/2" office:value-type="float" office:value="2.7873154925536" calcext:value-type="float">
            <text:p>2.7873154926</text:p>
          </table:table-cell>
        </table:table-row>
        <table:table-row table:style-name="ro1">
          <table:table-cell table:formula="of:=[.C45]/(1024*1024)" office:value-type="float" office:value="927.8837890625" calcext:value-type="float">
            <text:p>927.8837890625</text:p>
          </table:table-cell>
          <table:table-cell table:formula="of:=[.D45]/(1024*1024)" office:value-type="float" office:value="5.7123679871334" calcext:value-type="float">
            <text:p>5.7123679871</text:p>
          </table:table-cell>
          <table:table-cell office:value-type="float" office:value="972956672" calcext:value-type="float">
            <text:p>972956672</text:p>
          </table:table-cell>
          <table:table-cell office:value-type="float" office:value="5989851.97447639" calcext:value-type="float">
            <text:p>5989851.97447639</text:p>
          </table:table-cell>
          <table:table-cell office:value-type="float" office:value="21.5" calcext:value-type="float">
            <text:p>21.5</text:p>
          </table:table-cell>
          <table:table-cell table:formula="of:=[.B45]/2" office:value-type="float" office:value="2.8561839935667" calcext:value-type="float">
            <text:p>2.8561839936</text:p>
          </table:table-cell>
        </table:table-row>
      </table:table>
      <table:table table:name="Sheet2" table:style-name="ta1">
        <table:shapes>
          <draw:frame draw:z-index="0" draw:style-name="gr1" draw:text-style-name="P1" svg:width="449.09pt" svg:height="341.86pt" svg:x="21.88pt" svg:y="9.04pt">
            <loext:p draw:notify-on-update-of-ranges="memK8s.E2:memK8s.E45 memK8s.E1:memK8s.E1 memK8s.A2:memK8s.A45 memK8s.F2:memK8s.F45 memK8s.F2:memK8s.F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20:11:13.583232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21:37:50.611625227</dc:date>
    <meta:editing-duration>PT47M16S</meta:editing-duration>
    <meta:editing-cycles>8</meta:editing-cycles>
    <meta:generator>LibreOffice/5.1.6.2$Linux_X86_64 LibreOffice_project/10m0$Build-2</meta:generator>
    <meta:document-statistic meta:table-count="2" meta:cell-count="27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memK8s.F2:memK8s.F45" chart:error-lower-range="memK8s.F2:memK8s.F45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8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 chart:error-category="cell-range" chart:error-upper-range="memK8s.F2:memK8s.F45" chart:error-lower-range="memK8s.F2:memK8s.F4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memK8s.F2:memK8s.F45" chart:error-lower-range="memK8s.F2:memK8s.F45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44cm" svg:height="12.061cm" xlink:href=".." xlink:type="simple" chart:class="chart:line" chart:style-name="ch1">
        <chart:title svg:x="6.04cm" svg:y="0.377cm" chart:style-name="ch2">
          <text:p>Consumo de RAM</text:p>
        </chart:title>
        <chart:subtitle svg:x="6.86cm" svg:y="1.397cm" chart:style-name="ch3">
          <text:p>Kubernetes</text:p>
        </chart:subtitle>
        <chart:plot-area chart:style-name="ch4" table:cell-range-address="memK8s.E1:memK8s.E45 memK8s.A2:memK8s.A45" chart:data-source-has-labels="both" svg:x="1.327cm" svg:y="2.321cm" svg:width="14.201cm" svg:height="8.518cm">
          <chartooo:coordinate-region svg:x="2.319cm" svg:y="2.52cm" svg:width="13.209cm" svg:height="7.527cm"/>
          <chart:axis chart:dimension="x" chart:name="primary-x" chart:style-name="ch5" chartooo:axis-type="auto">
            <chartooo:date-scale/>
            <chart:title svg:x="6.862cm" svg:y="11.08cm" chart:style-name="ch6">
              <text:p>Tiempo en segundos</text:p>
            </chart:title>
            <chart:categories table:cell-range-address="memK8s.E2:memK8s.E45"/>
            <chart:grid chart:style-name="ch7" chart:class="major"/>
          </chart:axis>
          <chart:axis chart:dimension="y" chart:name="primary-y" chart:style-name="ch8">
            <chart:title svg:x="0.451cm" svg:y="7.881cm" chart:style-name="ch9">
              <text:p>Consumo en MiB</text:p>
            </chart:title>
            <chart:grid chart:style-name="ch7" chart:class="major"/>
          </chart:axis>
          <chart:series chart:style-name="ch10" chart:values-cell-range-address="memK8s.A2:memK8s.A45" chart:label-cell-address="memK8s.E1:memK8s.E1" chart:class="chart:line">
            <chart:error-indicator chart:style-name="ch11" chart:dimension="y"/>
            <chart:data-point chart:repeated="4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</text:p>
                <draw:g>
                  <svg:desc>memK8s.E1:memK8s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emK8s.E2:memK8s.E45</svg:desc>
                </draw:g>
              </table:table-cell>
              <table:table-cell office:value-type="float" office:value="928.681796875">
                <text:p>928.681796875</text:p>
                <draw:g>
                  <svg:desc>memK8s.A2:memK8s.A45</svg:desc>
                </draw:g>
              </table:table-cell>
              <table:table-cell office:value-type="float" office:value="3.38907372671503">
                <text:p>3.38907372671503</text:p>
                <draw:g>
                  <svg:desc>memK8s.F2:memK8s.F45</svg:desc>
                </draw:g>
              </table:table-cell>
              <table:table-cell office:value-type="float" office:value="3.38907372671503">
                <text:p>3.38907372671503</text:p>
                <draw:g>
                  <svg:desc>memK8s.F2:memK8s.F45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928.2871875">
                <text:p>928.2871875</text:p>
              </table:table-cell>
              <table:table-cell office:value-type="float" office:value="3.63631013820978">
                <text:p>3.63631013820978</text:p>
              </table:table-cell>
              <table:table-cell office:value-type="float" office:value="3.63631013820978">
                <text:p>3.6363101382097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26.97296875">
                <text:p>926.97296875</text:p>
              </table:table-cell>
              <table:table-cell office:value-type="float" office:value="2.51814897046109">
                <text:p>2.51814897046109</text:p>
              </table:table-cell>
              <table:table-cell office:value-type="float" office:value="2.51814897046109">
                <text:p>2.5181489704610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926.672421875">
                <text:p>926.672421875</text:p>
              </table:table-cell>
              <table:table-cell office:value-type="float" office:value="1.94173336105516">
                <text:p>1.94173336105516</text:p>
              </table:table-cell>
              <table:table-cell office:value-type="float" office:value="1.94173336105516">
                <text:p>1.941733361055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26.73828125">
                <text:p>926.73828125</text:p>
              </table:table-cell>
              <table:table-cell office:value-type="float" office:value="1.92367485128962">
                <text:p>1.92367485128962</text:p>
              </table:table-cell>
              <table:table-cell office:value-type="float" office:value="1.92367485128962">
                <text:p>1.9236748512896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926.771484375">
                <text:p>926.771484375</text:p>
              </table:table-cell>
              <table:table-cell office:value-type="float" office:value="1.90536239445563">
                <text:p>1.90536239445563</text:p>
              </table:table-cell>
              <table:table-cell office:value-type="float" office:value="1.90536239445563">
                <text:p>1.9053623944556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26.828515625">
                <text:p>926.828515625</text:p>
              </table:table-cell>
              <table:table-cell office:value-type="float" office:value="1.86187260281385">
                <text:p>1.86187260281385</text:p>
              </table:table-cell>
              <table:table-cell office:value-type="float" office:value="1.86187260281385">
                <text:p>1.8618726028138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926.856484375">
                <text:p>926.856484375</text:p>
              </table:table-cell>
              <table:table-cell office:value-type="float" office:value="1.86105888780159">
                <text:p>1.86105888780159</text:p>
              </table:table-cell>
              <table:table-cell office:value-type="float" office:value="1.86105888780159">
                <text:p>1.861058887801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29.1234375">
                <text:p>929.1234375</text:p>
              </table:table-cell>
              <table:table-cell office:value-type="float" office:value="1.93887414978388">
                <text:p>1.93887414978388</text:p>
              </table:table-cell>
              <table:table-cell office:value-type="float" office:value="1.93887414978388">
                <text:p>1.9388741497838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957.03984375">
                <text:p>957.03984375</text:p>
              </table:table-cell>
              <table:table-cell office:value-type="float" office:value="2.22491851986348">
                <text:p>2.22491851986348</text:p>
              </table:table-cell>
              <table:table-cell office:value-type="float" office:value="2.22491851986348">
                <text:p>2.224918519863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91.3371875">
                <text:p>991.3371875</text:p>
              </table:table-cell>
              <table:table-cell office:value-type="float" office:value="2.9952268565742">
                <text:p>2.9952268565742</text:p>
              </table:table-cell>
              <table:table-cell office:value-type="float" office:value="2.9952268565742">
                <text:p>2.9952268565742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023.987734375">
                <text:p>1023.987734375</text:p>
              </table:table-cell>
              <table:table-cell office:value-type="float" office:value="3.85376171509433">
                <text:p>3.85376171509433</text:p>
              </table:table-cell>
              <table:table-cell office:value-type="float" office:value="3.85376171509433">
                <text:p>3.853761715094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60.54921875">
                <text:p>1060.54921875</text:p>
              </table:table-cell>
              <table:table-cell office:value-type="float" office:value="4.6622799069141">
                <text:p>4.6622799069141</text:p>
              </table:table-cell>
              <table:table-cell office:value-type="float" office:value="4.6622799069141">
                <text:p>4.6622799069141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095.04703125">
                <text:p>1095.04703125</text:p>
              </table:table-cell>
              <table:table-cell office:value-type="float" office:value="5.93068948699684">
                <text:p>5.93068948699684</text:p>
              </table:table-cell>
              <table:table-cell office:value-type="float" office:value="5.93068948699684">
                <text:p>5.930689486996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29.89125">
                <text:p>1129.89125</text:p>
              </table:table-cell>
              <table:table-cell office:value-type="float" office:value="6.26031140988216">
                <text:p>6.26031140988216</text:p>
              </table:table-cell>
              <table:table-cell office:value-type="float" office:value="6.26031140988216">
                <text:p>6.26031140988216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166.520546875">
                <text:p>1166.520546875</text:p>
              </table:table-cell>
              <table:table-cell office:value-type="float" office:value="7.47621560234542">
                <text:p>7.47621560234542</text:p>
              </table:table-cell>
              <table:table-cell office:value-type="float" office:value="7.47621560234542">
                <text:p>7.476215602345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01.660703125">
                <text:p>1201.660703125</text:p>
              </table:table-cell>
              <table:table-cell office:value-type="float" office:value="8.34351620366478">
                <text:p>8.34351620366478</text:p>
              </table:table-cell>
              <table:table-cell office:value-type="float" office:value="8.34351620366478">
                <text:p>8.34351620366478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236.847421875">
                <text:p>1236.847421875</text:p>
              </table:table-cell>
              <table:table-cell office:value-type="float" office:value="9.09222350422983">
                <text:p>9.09222350422983</text:p>
              </table:table-cell>
              <table:table-cell office:value-type="float" office:value="9.09222350422983">
                <text:p>9.092223504229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73.10890625">
                <text:p>1273.10890625</text:p>
              </table:table-cell>
              <table:table-cell office:value-type="float" office:value="10.3137235342597">
                <text:p>10.3137235342597</text:p>
              </table:table-cell>
              <table:table-cell office:value-type="float" office:value="10.3137235342597">
                <text:p>10.3137235342597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308.317109375">
                <text:p>1308.317109375</text:p>
              </table:table-cell>
              <table:table-cell office:value-type="float" office:value="11.1908047259415">
                <text:p>11.1908047259415</text:p>
              </table:table-cell>
              <table:table-cell office:value-type="float" office:value="11.1908047259415">
                <text:p>11.19080472594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44.2140625">
                <text:p>1344.2140625</text:p>
              </table:table-cell>
              <table:table-cell office:value-type="float" office:value="11.9543807358392">
                <text:p>11.9543807358392</text:p>
              </table:table-cell>
              <table:table-cell office:value-type="float" office:value="11.9543807358392">
                <text:p>11.9543807358392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380.623515625">
                <text:p>1380.623515625</text:p>
              </table:table-cell>
              <table:table-cell office:value-type="float" office:value="13.2736340807949">
                <text:p>13.2736340807949</text:p>
              </table:table-cell>
              <table:table-cell office:value-type="float" office:value="13.2736340807949">
                <text:p>13.27363408079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16.277421875">
                <text:p>1416.277421875</text:p>
              </table:table-cell>
              <table:table-cell office:value-type="float" office:value="14.1135714543269">
                <text:p>14.1135714543269</text:p>
              </table:table-cell>
              <table:table-cell office:value-type="float" office:value="14.1135714543269">
                <text:p>14.1135714543269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1451.74890625">
                <text:p>1451.74890625</text:p>
              </table:table-cell>
              <table:table-cell office:value-type="float" office:value="14.6855140528194">
                <text:p>14.6855140528194</text:p>
              </table:table-cell>
              <table:table-cell office:value-type="float" office:value="14.6855140528194">
                <text:p>14.68551405281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87.8275">
                <text:p>1487.8275</text:p>
              </table:table-cell>
              <table:table-cell office:value-type="float" office:value="15.6655519062313">
                <text:p>15.6655519062313</text:p>
              </table:table-cell>
              <table:table-cell office:value-type="float" office:value="15.6655519062313">
                <text:p>15.665551906231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523.43421875">
                <text:p>1523.43421875</text:p>
              </table:table-cell>
              <table:table-cell office:value-type="float" office:value="16.3696997919282">
                <text:p>16.3696997919282</text:p>
              </table:table-cell>
              <table:table-cell office:value-type="float" office:value="16.3696997919282">
                <text:p>16.369699791928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559.237890625">
                <text:p>1559.237890625</text:p>
              </table:table-cell>
              <table:table-cell office:value-type="float" office:value="17.013146903842">
                <text:p>17.013146903842</text:p>
              </table:table-cell>
              <table:table-cell office:value-type="float" office:value="17.013146903842">
                <text:p>17.013146903842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595.5440625">
                <text:p>1595.5440625</text:p>
              </table:table-cell>
              <table:table-cell office:value-type="float" office:value="18.2154452472112">
                <text:p>18.2154452472112</text:p>
              </table:table-cell>
              <table:table-cell office:value-type="float" office:value="18.2154452472112">
                <text:p>18.21544524721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31.269453125">
                <text:p>1631.269453125</text:p>
              </table:table-cell>
              <table:table-cell office:value-type="float" office:value="18.8748701234802">
                <text:p>18.8748701234802</text:p>
              </table:table-cell>
              <table:table-cell office:value-type="float" office:value="18.8748701234802">
                <text:p>18.8748701234802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664.315625">
                <text:p>1664.315625</text:p>
              </table:table-cell>
              <table:table-cell office:value-type="float" office:value="18.7462027388274">
                <text:p>18.7462027388274</text:p>
              </table:table-cell>
              <table:table-cell office:value-type="float" office:value="18.7462027388274">
                <text:p>18.74620273882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80.941328125">
                <text:p>1680.941328125</text:p>
              </table:table-cell>
              <table:table-cell office:value-type="float" office:value="15.7638126006237">
                <text:p>15.7638126006237</text:p>
              </table:table-cell>
              <table:table-cell office:value-type="float" office:value="15.7638126006237">
                <text:p>15.763812600623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703.605546875">
                <text:p>1703.605546875</text:p>
              </table:table-cell>
              <table:table-cell office:value-type="float" office:value="15.0249544158465">
                <text:p>15.0249544158465</text:p>
              </table:table-cell>
              <table:table-cell office:value-type="float" office:value="15.0249544158465">
                <text:p>15.02495441584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30.654921875">
                <text:p>1330.654921875</text:p>
              </table:table-cell>
              <table:table-cell office:value-type="float" office:value="196.708558188315">
                <text:p>196.708558188315</text:p>
              </table:table-cell>
              <table:table-cell office:value-type="float" office:value="196.708558188315">
                <text:p>196.708558188315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064.775625">
                <text:p>1064.775625</text:p>
              </table:table-cell>
              <table:table-cell office:value-type="float" office:value="148.903769365432">
                <text:p>148.903769365432</text:p>
              </table:table-cell>
              <table:table-cell office:value-type="float" office:value="148.903769365432">
                <text:p>148.90376936543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03.384296875">
                <text:p>1003.384296875</text:p>
              </table:table-cell>
              <table:table-cell office:value-type="float" office:value="115.976895413814">
                <text:p>115.976895413814</text:p>
              </table:table-cell>
              <table:table-cell office:value-type="float" office:value="115.976895413814">
                <text:p>115.976895413814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979.651484375">
                <text:p>979.651484375</text:p>
              </table:table-cell>
              <table:table-cell office:value-type="float" office:value="95.2217640581756">
                <text:p>95.2217640581756</text:p>
              </table:table-cell>
              <table:table-cell office:value-type="float" office:value="95.2217640581756">
                <text:p>95.22176405817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42.037265625">
                <text:p>942.037265625</text:p>
              </table:table-cell>
              <table:table-cell office:value-type="float" office:value="53.2448995368605">
                <text:p>53.2448995368605</text:p>
              </table:table-cell>
              <table:table-cell office:value-type="float" office:value="53.2448995368605">
                <text:p>53.2448995368605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942.181484375">
                <text:p>942.181484375</text:p>
              </table:table-cell>
              <table:table-cell office:value-type="float" office:value="53.7219975701141">
                <text:p>53.7219975701141</text:p>
              </table:table-cell>
              <table:table-cell office:value-type="float" office:value="53.7219975701141">
                <text:p>53.721997570114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42.736328125">
                <text:p>942.736328125</text:p>
              </table:table-cell>
              <table:table-cell office:value-type="float" office:value="55.8054166509237">
                <text:p>55.8054166509237</text:p>
              </table:table-cell>
              <table:table-cell office:value-type="float" office:value="55.8054166509237">
                <text:p>55.805416650923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926.81375">
                <text:p>926.81375</text:p>
              </table:table-cell>
              <table:table-cell office:value-type="float" office:value="1.91278853604043">
                <text:p>1.91278853604043</text:p>
              </table:table-cell>
              <table:table-cell office:value-type="float" office:value="1.91278853604043">
                <text:p>1.912788536040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27.862530048077">
                <text:p>927.862530048077</text:p>
              </table:table-cell>
              <table:table-cell office:value-type="float" office:value="2.04646122511711">
                <text:p>2.04646122511711</text:p>
              </table:table-cell>
              <table:table-cell office:value-type="float" office:value="2.04646122511711">
                <text:p>2.04646122511711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927.563802083333">
                <text:p>927.563802083333</text:p>
              </table:table-cell>
              <table:table-cell office:value-type="float" office:value="2.44263777532663">
                <text:p>2.44263777532663</text:p>
              </table:table-cell>
              <table:table-cell office:value-type="float" office:value="2.44263777532663">
                <text:p>2.4426377753266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26.71953125">
                <text:p>926.71953125</text:p>
              </table:table-cell>
              <table:table-cell office:value-type="float" office:value="2.7873154925536">
                <text:p>2.7873154925536</text:p>
              </table:table-cell>
              <table:table-cell office:value-type="float" office:value="2.7873154925536">
                <text:p>2.7873154925536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927.8837890625">
                <text:p>927.8837890625</text:p>
              </table:table-cell>
              <table:table-cell office:value-type="float" office:value="2.8561839935667">
                <text:p>2.8561839935667</text:p>
              </table:table-cell>
              <table:table-cell office:value-type="float" office:value="2.8561839935667">
                <text:p>2.8561839935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